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301" officeooo:paragraph-rsid="00038301"/>
    </style:style>
    <style:style style:name="P2" style:family="paragraph" style:parent-style-name="Standard">
      <style:text-properties officeooo:rsid="000511f6" officeooo:paragraph-rsid="000511f6"/>
    </style:style>
    <style:style style:name="P3" style:family="paragraph" style:parent-style-name="Standard">
      <style:text-properties officeooo:rsid="000511f6" officeooo:paragraph-rsid="0005b306"/>
    </style:style>
    <style:style style:name="T1" style:family="text">
      <style:text-properties officeooo:rsid="0003deb8"/>
    </style:style>
    <style:style style:name="T2" style:family="text">
      <style:text-properties officeooo:rsid="0005b3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Projet full JS Ecommerce « GoodLife »</text:span></text:p>
      <text:p text:style-name="P1"/>
      <text:p text:style-name="P1"><text:span text:style-name="T1">Lien vers le gitHub du projet : </text:span><text:a xlink:type="simple" xlink:href="https://github.com/juniortchinde/ProjectFullJS.git" text:style-name="Internet_20_link" text:visited-style-name="Visited_20_Internet_20_Link">https://github.com/juniortchinde/ProjectFullJS.git</text:a></text:p>
      <text:p text:style-name="P1"/>
      <text:p text:style-name="P2">Membre de l‘équipe : TCHINDE WAFFO Cyrille-Junior</text:p>
      <text:p text:style-name="P2"/>
      <text:p text:style-name="P2">Ce qui a été realisé dans le projet : </text:p>
      <text:p text:style-name="P2"/>
      <text:p text:style-name="P2">- <text:s/>Authentification avec JWT</text:p>
      <text:p text:style-name="P2">- <text:s/>upload de produits</text:p>
      <text:p text:style-name="P2">- <text:s/>Affichage des produits</text:p>
      <text:p text:style-name="P2">- <text:s/>consultation d’un produit</text:p>
      <text:p text:style-name="P2">- <text:s/>Ajout d’un produit dans le panier</text:p>
      <text:p text:style-name="P2">- <text:s/>Recherche de produit avec ajout de filtre</text:p>
      <text:p text:style-name="P2"/>
      <text:p text:style-name="P3">Ce qu’<text:span text:style-name="T2">il</text:span> <text:span text:style-name="T2">restait à réaliser</text:span> dans le projet : </text:p>
      <text:p text:style-name="P2"/>
      <text:p text:style-name="P2">- Validation de commande <text:s/>(déjà réalisé en Backend mais pas encore en Frontend )</text:p>
      <text:p text:style-name="P2">- Profil utilisateur (déjà réalisé en backend mais terminé en frontend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0:36:08.694281328</meta:creation-date>
    <dc:date>2024-12-16T22:07:27.127871219</dc:date>
    <meta:editing-duration>PT1H17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96" meta:character-count="587" meta:non-whitespace-character-count="492"/>
  </office:meta>
</office:document-meta>
</file>